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Val Log Loss</text:p>
          </table:table-cell>
          <table:table-cell office:value-type="string" calcext:value-type="string">
            <text:p>Best IOU</text:p>
          </table:table-cell>
        </table:table-row>
        <table:table-row table:style-name="ro1">
          <table:table-cell office:value-type="float" office:value="0.00000401858032309636" calcext:value-type="float">
            <text:p>4.02E-006</text:p>
          </table:table-cell>
          <table:table-cell office:value-type="float" office:value="19.8148065443621" calcext:value-type="float">
            <text:p>1.98E+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000119358138232734" calcext:value-type="float">
            <text:p>1.19E-005</text:p>
          </table:table-cell>
          <table:table-cell office:value-type="float" office:value="41.9523538553435" calcext:value-type="float">
            <text:p>4.20E+0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0000179392416489465" calcext:value-type="float">
            <text:p>1.79E-005</text:p>
          </table:table-cell>
          <table:table-cell office:value-type="float" office:value="1.13176203046361" calcext:value-type="float">
            <text:p>1.13E+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0000190907422969486" calcext:value-type="float">
            <text:p>1.91E-005</text:p>
          </table:table-cell>
          <table:table-cell office:value-type="float" office:value="20.109230821923" calcext:value-type="float">
            <text:p>2.01E+0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000026397912198931" calcext:value-type="float">
            <text:p>2.64E-005</text:p>
          </table:table-cell>
          <table:table-cell office:value-type="float" office:value="0.0342846451308202" calcext:value-type="float">
            <text:p>3.43E-0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0000385045809095347" calcext:value-type="float">
            <text:p>3.85E-005</text:p>
          </table:table-cell>
          <table:table-cell office:value-type="float" office:value="0.003815984082409" calcext:value-type="float">
            <text:p>3.82E-00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000038566307369656" calcext:value-type="float">
            <text:p>3.86E-005</text:p>
          </table:table-cell>
          <table:table-cell office:value-type="float" office:value="1.04676418044599" calcext:value-type="float">
            <text:p>1.05E+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000105216417178866" calcext:value-type="float">
            <text:p>1.05E-004</text:p>
          </table:table-cell>
          <table:table-cell office:value-type="float" office:value="2.21182387803038" calcext:value-type="float">
            <text:p>2.21E+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000148177674561573" calcext:value-type="float">
            <text:p>1.48E-004</text:p>
          </table:table-cell>
          <table:table-cell office:value-type="float" office:value="0.127485643480525" calcext:value-type="float">
            <text:p>1.27E-00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000435545693917001" calcext:value-type="float">
            <text:p>4.36E-004</text:p>
          </table:table-cell>
          <table:table-cell office:value-type="float" office:value="114.536998751119" calcext:value-type="float">
            <text:p>1.15E+00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00048538512489507" calcext:value-type="float">
            <text:p>4.85E-004</text:p>
          </table:table-cell>
          <table:table-cell office:value-type="float" office:value="0.00349680934648399" calcext:value-type="float">
            <text:p>3.50E-00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00115245369567716" calcext:value-type="float">
            <text:p>1.15E-003</text:p>
          </table:table-cell>
          <table:table-cell office:value-type="float" office:value="0.0407721285113296" calcext:value-type="float">
            <text:p>4.08E-0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00196166958565778" calcext:value-type="float">
            <text:p>1.96E-003</text:p>
          </table:table-cell>
          <table:table-cell office:value-type="float" office:value="654.557000601105" calcext:value-type="float">
            <text:p>6.55E+00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00208625677297505" calcext:value-type="float">
            <text:p>2.09E-003</text:p>
          </table:table-cell>
          <table:table-cell office:value-type="float" office:value="0.18852187448211" calcext:value-type="float">
            <text:p>1.89E-00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00406339723443987" calcext:value-type="float">
            <text:p>4.06E-003</text:p>
          </table:table-cell>
          <table:table-cell office:value-type="float" office:value="172.280303410619" calcext:value-type="float">
            <text:p>1.72E+00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.0160210226405506" calcext:value-type="float">
            <text:p>1.60E-002</text:p>
          </table:table-cell>
          <table:table-cell office:value-type="float" office:value="672.610866152973" calcext:value-type="float">
            <text:p>6.73E+0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016660915322018" calcext:value-type="float">
            <text:p>1.67E-002</text:p>
          </table:table-cell>
          <table:table-cell office:value-type="float" office:value="0.00534800269057661" calcext:value-type="float">
            <text:p>5.35E-00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0.018650034994404" calcext:value-type="float">
            <text:p>1.87E-002</text:p>
          </table:table-cell>
          <table:table-cell office:value-type="float" office:value="0.0135922640948401" calcext:value-type="float">
            <text:p>1.36E-0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0319706958722551" calcext:value-type="float">
            <text:p>3.20E-002</text:p>
          </table:table-cell>
          <table:table-cell office:value-type="float" office:value="24.3237350489964" calcext:value-type="float">
            <text:p>2.43E+0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0360289660823857" calcext:value-type="float">
            <text:p>3.60E-002</text:p>
          </table:table-cell>
          <table:table-cell office:value-type="float" office:value="30.065592432435" calcext:value-type="float">
            <text:p>3.01E+0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0403046300955655" calcext:value-type="float">
            <text:p>4.03E-002</text:p>
          </table:table-cell>
          <table:table-cell office:value-type="float" office:value="13.9224313158425" calcext:value-type="float">
            <text:p>1.39E+0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0.0416438856969318" calcext:value-type="float">
            <text:p>4.16E-002</text:p>
          </table:table-cell>
          <table:table-cell office:value-type="float" office:value="0.441615630387425" calcext:value-type="float">
            <text:p>4.42E-00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0.0477143127548959" calcext:value-type="float">
            <text:p>4.77E-002</text:p>
          </table:table-cell>
          <table:table-cell office:value-type="float" office:value="362.340173120484" calcext:value-type="float">
            <text:p>3.62E+00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0.118196472380363" calcext:value-type="float">
            <text:p>1.18E-001</text:p>
          </table:table-cell>
          <table:table-cell office:value-type="float" office:value="0.158705081874316" calcext:value-type="float">
            <text:p>1.59E-00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0.166692376976655" calcext:value-type="float">
            <text:p>1.67E-001</text:p>
          </table:table-cell>
          <table:table-cell office:value-type="float" office:value="236.980250861124" calcext:value-type="float">
            <text:p>2.37E+00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0.195167576000051" calcext:value-type="float">
            <text:p>1.95E-001</text:p>
          </table:table-cell>
          <table:table-cell office:value-type="float" office:value="0.316073030698462" calcext:value-type="float">
            <text:p>3.16E-0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0.20916180975068" calcext:value-type="float">
            <text:p>2.09E-001</text:p>
          </table:table-cell>
          <table:table-cell office:value-type="float" office:value="9.63696692139679" calcext:value-type="float">
            <text:p>9.64E+0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0.234207591842348" calcext:value-type="float">
            <text:p>2.34E-001</text:p>
          </table:table-cell>
          <table:table-cell office:value-type="float" office:value="0.225266479037908" calcext:value-type="float">
            <text:p>2.25E-00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0.282505929083114" calcext:value-type="float">
            <text:p>2.83E-001</text:p>
          </table:table-cell>
          <table:table-cell office:value-type="float" office:value="0.373747733037578" calcext:value-type="float">
            <text:p>3.74E-00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0.58494141274888" calcext:value-type="float">
            <text:p>5.85E-001</text:p>
          </table:table-cell>
          <table:table-cell office:value-type="float" office:value="0.00181737298056476" calcext:value-type="float">
            <text:p>1.82E-00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nitial rang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lpha:</text:p>
          </table:table-cell>
          <table:table-cell table:style-name="Default" office:value-type="string" calcext:value-type="string">
            <text:p>10 .^ unifrnd(-6,0,30,1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10 .^ unifrnd(-3, 3, 30, 1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3:47:31.192277383</meta:creation-date>
    <dc:date>2016-04-21T00:53:53.725686737</dc:date>
    <meta:editing-duration>PT35M41S</meta:editing-duration>
    <meta:editing-cycles>2</meta:editing-cycles>
    <meta:generator>LibreOffice/4.2.8.2$Linux_X86_64 LibreOffice_project/420m0$Build-2</meta:generator>
    <meta:document-statistic meta:table-count="1" meta:cell-count="100" meta:object-count="0"/>
  </office:meta>
</office:document-meta>
</file>